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457cm" draw:marker-end-width="0.457cm" draw:fill="solid" draw:fill-color="#e6e6e6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ff0000" draw:marker-start-width="0.457cm" draw:marker-end-width="0.457cm" draw:fill="solid" draw:fill-color="#e6e6ff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ff0000" draw:marker-start-width="0.457cm" draw:marker-end-width="0.457cm" draw:fill="solid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254cm" draw:marker-start-width="0.579cm" draw:marker-end-width="0.579cm" draw:fill="solid" draw:fill-color="#ff3333" draw:textarea-horizontal-align="justify" draw:textarea-vertical-align="middle" draw:auto-grow-height="false" fo:padding-top="0.25cm" fo:padding-bottom="0.25cm" fo:padding-left="0.375cm" fo:padding-right="0.375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margin-left="0cm" fo:margin-right="0cm" fo:text-align="center" fo:text-indent="0cm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7" style:family="paragraph">
      <style:text-properties fo:font-size="26pt" fo:text-shadow="1pt 1pt" style:text-underline-style="solid" style:text-underline-width="auto" style:text-underline-color="font-color" style:font-size-asian="26pt" style:font-size-complex="26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fo:font-size="26pt" fo:text-shadow="1pt 1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1cm" svg:height="29.743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9.685cm" svg:height="12.7cm" svg:x="0.8cm" svg:y="2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8.145cm" svg:y1="7.721cm" svg:x2="16.876cm" svg:y2="5.956cm">
          <text:p/>
        </draw:line>
        <draw:line draw:style-name="gr3" draw:text-style-name="P1" draw:layer="layout" svg:x1="14.69cm" svg:y1="10.757cm" svg:x2="11.516cm" svg:y2="8.852cm">
          <text:p/>
        </draw:line>
        <draw:line draw:style-name="gr3" draw:text-style-name="P1" draw:layer="layout" svg:x1="4.811cm" svg:y1="8.991cm" svg:x2="6.716cm" svg:y2="6.451cm">
          <text:p/>
        </draw:line>
        <draw:line draw:style-name="gr3" draw:text-style-name="P1" draw:layer="layout" svg:x1="14.97cm" svg:y1="10.896cm" svg:x2="16.875cm" svg:y2="8.356cm">
          <text:p/>
        </draw:line>
        <draw:line draw:style-name="gr3" draw:text-style-name="P1" draw:layer="layout" svg:x1="10.19cm" svg:y1="8.356cm" svg:x2="7.016cm" svg:y2="6.451cm">
          <text:p/>
        </draw:line>
        <draw:line draw:style-name="gr3" draw:text-style-name="P1" draw:layer="layout" svg:x1="10.511cm" svg:y1="8.691cm" svg:x2="12.416cm" svg:y2="6.151cm">
          <text:p/>
        </draw:line>
        <draw:line draw:style-name="gr3" draw:text-style-name="P1" draw:layer="layout" svg:x1="4.811cm" svg:y1="8.991cm" svg:x2="6.716cm" svg:y2="6.451cm">
          <text:p/>
        </draw:line>
        <draw:line draw:style-name="gr3" draw:text-style-name="P1" draw:layer="layout" svg:x1="13.7cm" svg:y1="12.801cm" svg:x2="15.605cm" svg:y2="10.261cm">
          <text:p/>
        </draw:line>
        <draw:line draw:style-name="gr3" draw:text-style-name="P1" draw:layer="layout" svg:x1="4.81cm" svg:y1="8.991cm" svg:x2="6.715cm" svg:y2="6.451cm">
          <text:p/>
        </draw:line>
        <draw:custom-shape draw:style-name="gr4" draw:text-style-name="P1" draw:layer="layout" svg:width="19.955cm" svg:height="13.335cm" svg:x="0.365cm" svg:y="15.4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1.283cm" svg:height="11.19cm" svg:x="0.821cm" svg:y="16.6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0.097cm" svg:height="2.54cm" svg:x="1.429cm" svg:y="18.344cm">
          <text:p text:style-name="P2"><text:span text:style-name="T1">Sim-MS framework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draw:layer="layout" svg:width="10.16cm" svg:height="2.54cm" svg:x="1.376cm" svg:y="21.368cm">
          <text:p text:style-name="P2"><text:span text:style-name="T1">WOOPER lay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draw:layer="layout" svg:width="10.36cm" svg:height="2.54cm" svg:x="1.369cm" svg:y="24.353cm">
          <text:p text:style-name="P2"><text:span text:style-name="T1">Erlang environmen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6.901cm" svg:height="11.19cm" svg:x="12.999cm" svg:y="16.7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865cm" svg:height="1.61cm" svg:x="15.684cm" svg:y="20.783cm">
          <text:p text:style-name="P2"><text:span text:style-name="T2">gnuplo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4" draw:layer="layout" svg:width="3.822cm" svg:height="1.55cm" svg:x="13.587cm" svg:y="18.743cm">
          <text:p text:style-name="P2"><text:span text:style-name="T2">graphviz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4" draw:layer="layout" svg:width="3.644cm" svg:height="1.67cm" svg:x="13.23cm" svg:y="23.123cm">
          <text:p text:style-name="P2"><text:span text:style-name="T2">LogM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4" draw:layer="layout" svg:width="5.08cm" svg:height="2.03cm" svg:x="13.699cm" svg:y="25.363cm">
          <text:p text:style-name="P2"><text:span text:style-name="T2">mencod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6" draw:layer="layout" svg:width="8.613cm" svg:height="1.165cm" svg:x="2.445cm" svg:y="16.804cm">
          <draw:text-box>
            <text:p text:style-name="P5"><text:span text:style-name="T3">Simulation Environment</text:span></text:p>
          </draw:text-box>
        </draw:frame>
        <draw:frame draw:style-name="gr7" draw:text-style-name="P6" draw:layer="layout" svg:width="6.319cm" svg:height="1.165cm" svg:x="13.267cm" svg:y="16.979cm">
          <draw:text-box>
            <text:p text:style-name="P5"><text:span text:style-name="T3">Third-Party Tools</text:span></text:p>
          </draw:text-box>
        </draw:frame>
        <draw:frame draw:style-name="gr7" draw:text-style-name="P6" draw:layer="layout" svg:width="15.581cm" svg:height="1.165cm" svg:x="3.14cm" svg:y="15.405cm">
          <draw:text-box>
            <text:p text:style-name="P5"><text:span text:style-name="T3">Sim-MS-based generic simulation framework</text:span></text:p>
          </draw:text-box>
        </draw:frame>
        <draw:frame draw:style-name="gr7" draw:text-style-name="P6" draw:layer="layout" svg:width="14.591cm" svg:height="1.165cm" svg:x="3.546cm" svg:y="2.413cm">
          <draw:text-box>
            <text:p text:style-name="P5"><text:span text:style-name="T3">Business-specific models (ex: SimDistrib)</text:span></text:p>
          </draw:text-box>
        </draw:frame>
        <draw:custom-shape draw:style-name="gr6" draw:text-style-name="P4" draw:layer="layout" svg:width="3.822cm" svg:height="1.55cm" svg:x="10.787cm" svg:y="4.95cm">
          <text:p text:style-name="P2"><text:span text:style-name="T2">Actor 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4" draw:layer="layout" svg:width="3.822cm" svg:height="1.55cm" svg:x="9.287cm" svg:y="7.55cm">
          <text:p text:style-name="P2"><text:span text:style-name="T2">Actor 5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4" draw:layer="layout" svg:width="3.822cm" svg:height="1.55cm" svg:x="4.81cm" svg:y="5.181cm">
          <text:p text:style-name="P2"><text:span text:style-name="T2">Actor 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4" draw:layer="layout" svg:width="3.822cm" svg:height="1.55cm" svg:x="15.587cm" svg:y="4.95cm">
          <text:p text:style-name="P2"><text:span text:style-name="T2">Actor 3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4" draw:layer="layout" svg:width="3.822cm" svg:height="1.55cm" svg:x="2.787cm" svg:y="7.95cm">
          <text:p text:style-name="P2"><text:span text:style-name="T2">Actor 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4" draw:layer="layout" svg:width="3.822cm" svg:height="1.55cm" svg:x="10.087cm" svg:y="12.15cm">
          <text:p text:style-name="P2"><text:span text:style-name="T2">Actor 8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4" draw:layer="layout" svg:width="3.822cm" svg:height="1.55cm" svg:x="15.987cm" svg:y="7.15cm">
          <text:p text:style-name="P2"><text:span text:style-name="T2">Actor 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4" draw:layer="layout" svg:width="3.822cm" svg:height="1.55cm" svg:x="14.087cm" svg:y="9.85cm">
          <text:p text:style-name="P2"><text:span text:style-name="T2">Actor 7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7" draw:layer="layout" svg:width="12.664cm" svg:height="1.39cm" svg:x="4.375cm" svg:y="0.065cm">
          <draw:text-box>
            <text:p text:style-name="P5"><text:span text:style-name="T4">Inner workings of a simul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Olivier Boudeville</meta:initial-creator>
    <meta:creation-date>2008-11-18T15:02:46</meta:creation-date>
    <dc:date>2009-05-16T10:53:48</dc:date>
    <meta:editing-cycles>7</meta:editing-cycles>
    <meta:editing-duration>PT01H11M07S</meta:editing-duration>
    <meta:document-statistic meta:object-count="34"/>
    <meta:user-defined meta:name="Info 1"/>
    <meta:user-defined meta:name="Info 2"/>
    <meta:user-defined meta:name="Info 3"/>
    <meta:user-defined meta:name="Info 4"/>
  </office:meta>
</office:document-meta>
</file>